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8.45cm" fo:min-width="19.675cm"/>
    </style:style>
    <style:style style:name="gr2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gr2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3.234cm" fo:min-width="22.5cm"/>
    </style:style>
    <style:style style:name="gr2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3cm" fo:min-width="4.777cm"/>
    </style:style>
    <style:style style:name="gr2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1cm" fo:min-width="4.768cm"/>
    </style:style>
    <style:style style:name="gr30" style:family="graphic" style:parent-style-name="objectwithoutfill">
      <style:graphic-properties draw:stroke="solid" draw:fill="none" draw:textarea-vertical-align="middle"/>
    </style:style>
    <style:style style:name="gr3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2.55cm" fo:min-width="3.9cm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534cm" fo:min-width="18.087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3cm" fo:min-width="4.833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65cm" fo:min-width="18.006cm"/>
    </style:style>
    <style:style style:name="gr3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744cm"/>
    </style:style>
    <style:style style:name="gr3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743cm"/>
    </style:style>
    <style:style style:name="gr3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834cm" fo:min-width="18.087cm"/>
    </style:style>
    <style:style style:name="gr3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top" draw:auto-grow-height="false" fo:min-height="4.45cm" fo:min-width="3.8cm"/>
    </style:style>
    <style:style style:name="gr3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2.33cm"/>
    </style:style>
    <style:style style:name="gr4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9.52cm" fo:min-width="8.27cm"/>
    </style:style>
    <style:style style:name="gr4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45cm" fo:min-width="8.757cm"/>
    </style:style>
    <style:style style:name="gr4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7.945cm"/>
    </style:style>
    <style:style style:name="gr4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6cm"/>
    </style:style>
    <style:style style:name="gr4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7cm"/>
    </style:style>
    <style:style style:name="gr45" style:family="graphic" style:parent-style-name="standard">
      <style:graphic-properties draw:stroke="solid" draw:stroke-dash="Ultrafine_20_Dashed" svg:stroke-color="#000000" svg:stroke-opacity="100%" draw:fill-color="#ffffff" draw:textarea-horizontal-align="justify" draw:textarea-vertical-align="middle" draw:auto-grow-height="false" fo:min-height="0.842cm" fo:min-width="1.3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6" draw:text-style-name="P4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5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2" draw:text-style-name="P4" draw:layer="layout" svg:width="20.175cm" svg:height="18.7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9.225cm" svg:height="1.3cm" svg:x="4.763cm" svg:y="6.7cm">
            <text:p text:style-name="P1">New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view travel agent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7" draw:text-style-name="P4" draw:layer="layout" svg:width="6.5cm" svg:height="5.384cm" svg:x="3.45cm" svg:y="6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95cm" svg:y1="11.692cm" svg:x2="3.45cm" svg:y2="6.308cm">
              <text:p/>
            </draw:line>
            <draw:line draw:style-name="gr4" draw:text-style-name="P5" draw:layer="layout" svg:x1="3.454cm" svg:y1="11.7cm" svg:x2="9.947cm" svg:y2="6.3cm">
              <text:p/>
            </draw:line>
          </draw:g>
          <draw:custom-shape draw:style-name="gr27" draw:text-style-name="P7" draw:layer="layout" svg:width="23cm" svg:height="3.484cm" svg:x="3.4cm" svg:y="12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5.277cm" svg:height="1.093cm" svg:x="15.25cm" svg:y="8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5.268cm" svg:height="1.091cm" svg:x="15.25cm" svg:y="9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5.268cm" svg:height="1.091cm" svg:x="21.082cm" svg:y="8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5.268cm" svg:height="1.091cm" svg:x="21.073cm" svg:y="9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" draw:text-style-name="P5" draw:layer="layout" svg:x1="1.95cm" svg:y1="17.1cm" svg:x2="27.75cm" svg:y2="17.1cm">
            <text:p/>
          </draw:line>
          <draw:custom-shape draw:style-name="gr26" draw:text-style-name="P4" draw:layer="layout" svg:width="15.8cm" svg:height="1.092cm" svg:x="10.55cm" svg:y="6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4.4cm" svg:height="2.8cm" svg:x="10.45cm" svg:y="8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4" draw:layer="layout" svg:width="6.5cm" svg:height="5.384cm" svg:x="3.35cm" svg:y="18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85cm" svg:y1="23.692cm" svg:x2="3.35cm" svg:y2="18.308cm">
              <text:p/>
            </draw:line>
            <draw:line draw:style-name="gr4" draw:text-style-name="P5" draw:layer="layout" svg:x1="3.354cm" svg:y1="23.7cm" svg:x2="9.847cm" svg:y2="18.3cm">
              <text:p/>
            </draw:line>
          </draw:g>
          <draw:custom-shape draw:style-name="gr27" draw:text-style-name="P7" draw:layer="layout" svg:width="23cm" svg:height="3.484cm" svg:x="3.3cm" svg:y="24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5.277cm" svg:height="1.093cm" svg:x="15.15cm" svg:y="20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5.268cm" svg:height="1.091cm" svg:x="15.15cm" svg:y="21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5.268cm" svg:height="1.091cm" svg:x="20.982cm" svg:y="20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5.268cm" svg:height="1.091cm" svg:x="20.973cm" svg:y="21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" draw:text-style-name="P5" draw:layer="layout" svg:x1="1.85cm" svg:y1="29.1cm" svg:x2="27.65cm" svg:y2="29.1cm">
            <text:p/>
          </draw:line>
          <draw:custom-shape draw:style-name="gr26" draw:text-style-name="P4" draw:layer="layout" svg:width="15.8cm" svg:height="1.092cm" svg:x="10.45cm" svg:y="18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4.4cm" svg:height="2.8cm" svg:x="10.35cm" svg:y="20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view hotel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/><text:s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5.8cm" svg:height="1.092cm" svg:x="7cm" svg:y="26.9cm">
          <text:p text:style-name="P1">Repeat for all hote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2" draw:text-style-name="P7" draw:layer="layout" svg:width="18.587cm" svg:height="8.784cm" svg:x="7.91cm" svg:y="11.016cm">
            <text:p text:style-name="P6">Description</text:p>
            <text:p text:style-name="P6">------------------------------------------------------------</text:p>
            <text:p text:style-name="P6">----------------------------------------------------------</text:p>
            <text:p text:style-name="P6">---------------------------------------------------------</text:p>
            <text:p text:style-name="P6">----------------------------------------------------------</text:p>
            <text:p text:style-name="P6">-----------------------------------------------------------</text:p>
            <text:p text:style-name="P6">-----------------------------------------------------------</text:p>
            <text:p text:style-name="P6">------------------------------------------------------------</text:p>
            <text:p text:style-name="P6">-----------------------------------------------------------</text:p>
            <text:p text:style-name="P6">-----------------------------------------------------------------------------------</text:p>
            <text:p text:style-name="P6">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4" draw:layer="layout" svg:width="5.333cm" svg:height="6.38cm" svg:x="21.164cm" svg:y="11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26.498cm" svg:y1="17.39cm" svg:x2="21.164cm" svg:y2="11.009cm">
              <text:p/>
            </draw:line>
            <draw:line draw:style-name="gr4" draw:text-style-name="P5" draw:layer="layout" svg:x1="21.167cm" svg:y1="17.4cm" svg:x2="26.495cm" svg:y2="11cm">
              <text:p/>
            </draw:line>
          </draw:g>
          <draw:line draw:style-name="gr30" draw:text-style-name="P5" draw:layer="layout" svg:x1="6.9cm" svg:y1="23.9cm" svg:x2="27.75cm" svg:y2="23.9cm">
            <text:p/>
          </draw:line>
          <draw:custom-shape draw:style-name="gr34" draw:text-style-name="P4" draw:layer="layout" svg:width="18.506cm" svg:height="1.9cm" svg:x="7.991cm" svg:y="6.5cm">
            <text:p text:style-name="P1">Hotel Name (stars)</text:p>
            <text:p text:style-name="P1">City <text:s/>- <text:s/>Country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4.244cm" svg:height="1.092cm" svg:x="12.401cm" svg:y="9.1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4.243cm" svg:height="1.092cm" svg:x="17.457cm" svg:y="9.1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7" draw:layer="layout" svg:width="18.587cm" svg:height="2.084cm" svg:x="7.91cm" svg:y="20.616cm">
            <text:p text:style-name="P6">Services -------------------------------------------------------------------------</text:p>
            <draw:enhanced-geometry svg:viewBox="0 0 21600 21600" draw:type="rectangle" draw:enhanced-path="M 0 0 L 21600 0 21600 21600 0 21600 0 0 Z N"/>
          </draw:custom-shape>
        </draw:g>
        <draw:custom-shape draw:style-name="gr38" draw:text-style-name="P7" draw:layer="layout" svg:width="4.3cm" svg:height="4.7cm" svg:x="1.8cm" svg:y="6.5cm">
          <text:p text:style-name="P6">Sort By:</text:p>
          <text:p text:style-name="P6">Hotel Name</text:p>
          <text:p text:style-name="P6">City</text:p>
          <text:p text:style-name="P6">Country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iew holiday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2.83cm" svg:height="1.092cm" svg:x="10.901cm" svg:y="31.3cm">
          <text:p text:style-name="P1">Repeat for all holiday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0" draw:text-style-name="P4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66cm" svg:y1="16.286cm" svg:x2="7.896cm" svg:y2="6.515cm">
              <text:p/>
            </draw:line>
            <draw:line draw:style-name="gr4" draw:text-style-name="P5" draw:layer="layout" svg:x1="7.902cm" svg:y1="16.3cm" svg:x2="16.662cm" svg:y2="6.5cm">
              <text:p/>
            </draw:line>
          </draw:g>
          <draw:line draw:style-name="gr30" draw:text-style-name="P5" draw:layer="layout" svg:x1="6.8cm" svg:y1="17.8cm" svg:x2="27.75cm" svg:y2="17.8cm">
            <text:p/>
          </draw:line>
          <draw:custom-shape draw:style-name="gr41" draw:text-style-name="P10" draw:layer="layout" svg:width="9.257cm" svg:height="1.7cm" svg:x="17.397cm" svg:y="6.6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8.445cm" svg:height="1.092cm" svg:x="17.803cm" svg:y="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8.445cm" svg:height="1.092cm" svg:x="17.803cm" svg:y="10.7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3.816cm" svg:height="1.092cm" svg:x="17.803cm" svg:y="13.7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7cm" svg:height="1.092cm" svg:x="22.431cm" svg:y="13.7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3.816cm" svg:height="1.092cm" svg:x="17.803cm" svg:y="15.2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7cm" svg:height="1.092cm" svg:x="22.431cm" svg:y="15.2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8.445cm" svg:height="1.092cm" svg:x="17.803cm" svg:y="12.2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8" draw:text-style-name="P7" draw:layer="layout" svg:width="4.3cm" svg:height="4.7cm" svg:x="1.8cm" svg:y="6.5cm">
          <text:p text:style-name="P6">Sort By:</text:p>
          <text:p text:style-name="P6">Price </text:p>
          <text:p text:style-name="P6">Deals</text:p>
          <text:p text:style-name="P6">nigh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0" draw:text-style-name="P4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66cm" svg:y1="28.786cm" svg:x2="7.896cm" svg:y2="19.015cm">
              <text:p/>
            </draw:line>
            <draw:line draw:style-name="gr4" draw:text-style-name="P5" draw:layer="layout" svg:x1="7.902cm" svg:y1="28.8cm" svg:x2="16.662cm" svg:y2="19cm">
              <text:p/>
            </draw:line>
          </draw:g>
          <draw:line draw:style-name="gr30" draw:text-style-name="P5" draw:layer="layout" svg:x1="6.8cm" svg:y1="30.3cm" svg:x2="27.75cm" svg:y2="30.3cm">
            <text:p/>
          </draw:line>
          <draw:custom-shape draw:style-name="gr41" draw:text-style-name="P10" draw:layer="layout" svg:width="9.257cm" svg:height="1.7cm" svg:x="17.397cm" svg:y="19.1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8.445cm" svg:height="1.092cm" svg:x="17.803cm" svg:y="21.5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8.445cm" svg:height="1.092cm" svg:x="17.803cm" svg:y="23.2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3.816cm" svg:height="1.092cm" svg:x="17.803cm" svg:y="26.2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7cm" svg:height="1.092cm" svg:x="22.431cm" svg:y="26.2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3.816cm" svg:height="1.092cm" svg:x="17.803cm" svg:y="27.7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7cm" svg:height="1.092cm" svg:x="22.431cm" svg:y="27.7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8.445cm" svg:height="1.092cm" svg:x="17.803cm" svg:y="24.7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4" draw:layer="layout" svg:width="1.8cm" svg:height="1.092cm" svg:x="2cm" svg:y="9.8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7T09:48:17.134859000</dc:date>
    <meta:editing-duration>PT15H3M47S</meta:editing-duration>
    <meta:editing-cycles>60</meta:editing-cycles>
    <meta:generator>LibreOffice/5.2.6.2$MacOSX_X86_64 LibreOffice_project/a3100ed2409ebf1c212f5048fbe377c281438fdc</meta:generator>
    <meta:print-date>2017-06-15T20:49:22.054798000</meta:print-date>
    <meta:document-statistic meta:object-count="195"/>
  </office:meta>
</office:document-meta>
</file>